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2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Étude de l’impact de l’intégration d’un service</text:p>
      <text:p text:style-name="P1">sur le système informatique </text:p>
      <text:p text:style-name="P1"/>
      <text:p text:style-name="P2"><text:tab/>La refonte du site internet de l'agence immobilière Hellenic aura pour nouvelles fonctionnalités :</text:p>
      <text:list xml:id="list7693952845792047567" text:style-name="L1">
        <text:list-item>
          <text:list>
            <text:list-item>
              <text:p text:style-name="P3">la réservation d'un bien qui sera affichée sur le site ;</text:p>
            </text:list-item>
            <text:list-item>
              <text:p text:style-name="P3">la vente d'un bien qui sera affichée sur le site ;</text:p>
            </text:list-item>
            <text:list-item>
              <text:p text:style-name="P3">la connexion des clients qui souhaitent réserver ou acheter ;</text:p>
            </text:list-item>
            <text:list-item>
              <text:p text:style-name="P3">la connexion des administrateurs du site qui souhaitent ajouter, modifier ou supprimer un bien, ainsi que les informations d'un vendeur, ...</text:p>
            </text:list-item>
          </text:list>
        </text:list-item>
      </text:list>
      <text:p text:style-name="P2"/>
      <text:p text:style-name="P2"><text:tab/>Ainsi, l'intégration au site internet de ces nouvelles fonctionnalités aura un impact sur :</text:p>
      <text:list xml:id="list5727258789695923230" text:style-name="L2">
        <text:list-item>
          <text:list>
            <text:list-item>
              <text:p text:style-name="P4">les agents immobiliers de la société ;</text:p>
            </text:list-item>
            <text:list-item>
              <text:p text:style-name="P4">les administrateurs du site ;</text:p>
            </text:list-item>
            <text:list-item>
              <text:p text:style-name="P4">les internaute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8S</meta:editing-duration>
    <meta:editing-cycles>3</meta:editing-cycles>
    <meta:generator>OpenOffice.org/3.4.1$Win32 OpenOffice.org_project/341m1$Build-9593</meta:generator>
    <dc:date>2013-04-02T20:26:58.14</dc:date>
    <meta:document-statistic meta:table-count="0" meta:image-count="0" meta:object-count="0" meta:page-count="1" meta:paragraph-count="11" meta:word-count="113" meta:character-count="663"/>
    <meta:user-defined meta:name="Info 1"/>
    <meta:user-defined meta:name="Info 2"/>
    <meta:user-defined meta:name="Info 3"/>
    <meta:user-defined meta:name="Info 4"/>
  </office:meta>
</office:document-meta>
</file>